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5.1264in" fo:margin-left="0.6708in" table:align="left"/>
    </style:style>
    <style:style style:name="Table1.A" style:family="table-column">
      <style:table-column-properties style:column-width="1.2729in"/>
    </style:style>
    <style:style style:name="Table1.B" style:family="table-column">
      <style:table-column-properties style:column-width="0.3111in"/>
    </style:style>
    <style:style style:name="Table1.C" style:family="table-column">
      <style:table-column-properties style:column-width="0.4722in"/>
    </style:style>
    <style:style style:name="Table1.D" style:family="table-column">
      <style:table-column-properties style:column-width="1.2292in"/>
    </style:style>
    <style:style style:name="Table1.E" style:family="table-column">
      <style:table-column-properties style:column-width="1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47b0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Table_20_Contents">
      <style:text-properties style:font-name="DejaVu Sans Condensed1" fo:font-size="12pt" officeooo:rsid="008d120e" officeooo:paragraph-rsid="008d120e" style:font-size-asian="12pt" style:font-size-complex="12pt"/>
    </style:style>
    <style:style style:name="P6" style:family="paragraph" style:parent-style-name="Table_20_Contents">
      <style:text-properties style:font-name="DejaVu Sans Condensed1" fo:font-size="12pt" officeooo:rsid="008edf8d" officeooo:paragraph-rsid="008edf8d" style:font-size-asian="12pt" style:font-size-complex="12pt"/>
    </style:style>
    <style:style style:name="P7" style:family="paragraph" style:parent-style-name="Table_20_Contents">
      <style:text-properties style:font-name="DejaVu Sans Condensed1" officeooo:rsid="008edf8d" officeooo:paragraph-rsid="008edf8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paragraph-rsid="005c1f01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68017d" officeooo:paragraph-rsid="0068017d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819545" officeooo:paragraph-rsid="00819545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0f297" officeooo:paragraph-rsid="0070f297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66fffc" officeooo:paragraph-rsid="0083c4d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83c4d5" officeooo:paragraph-rsid="0083c4d5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890601" officeooo:paragraph-rsid="00890601" style:font-size-asian="12pt" style:font-weight-asian="normal" style:font-name-complex="DejaVu Sans Condensed2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490e9e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officeooo:paragraph-rsid="0065c902"/>
    </style:style>
    <style:style style:name="P18" style:family="paragraph" style:parent-style-name="Standard" style:list-style-name="L2">
      <style:text-properties style:text-line-through-style="solid" style:text-line-through-type="single" style:font-name="DejaVu Sans Condensed1" officeooo:paragraph-rsid="00809991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d120e" officeooo:paragraph-rsid="008d120e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d120e" officeooo:paragraph-rsid="008f04c2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bebb6" officeooo:paragraph-rsid="008bebb6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f04c2" officeooo:paragraph-rsid="008f04c2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edf8d" officeooo:paragraph-rsid="008edf8d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font-name="DejaVu Sans Condensed1" officeooo:paragraph-rsid="008bebb6"/>
    </style:style>
    <style:style style:name="P25" style:family="paragraph" style:parent-style-name="Standard" style:list-style-name="WWNum1a">
      <style:paragraph-properties fo:margin-left="0.75in" fo:margin-right="0in" fo:text-indent="-0.25in" style:auto-text-indent="false"/>
    </style:style>
    <style:style style:name="T1" style:family="text">
      <style:text-properties style:text-line-through-style="none" style:text-line-through-type="none" style:font-name="DejaVu Sans Condensed1" fo:font-size="12pt" fo:font-weight="bold" officeooo:rsid="0091c36f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weight="bold" officeooo:rsid="00869b91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85d392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bold" officeooo:rsid="0093982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normal" officeooo:rsid="008d120e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fo:font-size="12pt" fo:font-weight="normal" officeooo:rsid="008bebb6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12" style:family="text">
      <style:text-properties style:text-line-through-style="none" style:text-line-through-type="none" style:font-name="DejaVu Sans Condensed" fo:font-weight="normal" officeooo:rsid="00941380" style:font-weight-asian="normal" style:font-name-complex="DejaVu Sans Condensed2" style:font-weight-complex="normal"/>
    </style:style>
    <style:style style:name="T13" style:family="text">
      <style:text-properties style:text-line-through-style="none" style:text-line-through-type="none" style:font-name="DejaVu Sans Condensed" fo:font-weight="normal" officeooo:rsid="0094d259" style:font-weight-asian="normal" style:font-name-complex="DejaVu Sans Condensed2" style:font-weight-complex="normal"/>
    </style:style>
    <style:style style:name="T14" style:family="text">
      <style:text-properties officeooo:rsid="006b4547"/>
    </style:style>
    <style:style style:name="T15" style:family="text">
      <style:text-properties officeooo:rsid="006cbde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6cbde0" style:font-weight-asian="bold" style:font-weight-complex="bold"/>
    </style:style>
    <style:style style:name="T18" style:family="text">
      <style:text-properties fo:font-weight="bold" officeooo:rsid="006b4547" style:font-weight-asian="bold" style:font-weight-complex="bold"/>
    </style:style>
    <style:style style:name="T19" style:family="text">
      <style:text-properties fo:font-weight="bold" officeooo:rsid="004eb81d" style:font-weight-asian="bold" style:font-weight-complex="bold"/>
    </style:style>
    <style:style style:name="T20" style:family="text">
      <style:text-properties fo:font-weight="bold" officeooo:rsid="0057c9f0" style:font-weight-asian="bold" style:font-weight-complex="bold"/>
    </style:style>
    <style:style style:name="T21" style:family="text">
      <style:text-properties fo:font-weight="bold" officeooo:rsid="005c1f01" style:font-weight-asian="bold" style:font-weight-complex="bold"/>
    </style:style>
    <style:style style:name="T22" style:family="text">
      <style:text-properties fo:font-weight="bold" officeooo:rsid="00653553" style:font-weight-asian="bold" style:font-weight-complex="bold"/>
    </style:style>
    <style:style style:name="T23" style:family="text">
      <style:text-properties fo:font-weight="bold" officeooo:rsid="0075b9df" style:font-weight-asian="bold" style:font-weight-complex="bold"/>
    </style:style>
    <style:style style:name="T24" style:family="text">
      <style:text-properties officeooo:rsid="006e2aa3"/>
    </style:style>
    <style:style style:name="T25" style:family="text">
      <style:text-properties officeooo:rsid="0071d880"/>
    </style:style>
    <style:style style:name="T26" style:family="text">
      <style:text-properties officeooo:rsid="00809991"/>
    </style:style>
    <style:style style:name="T27" style:family="text">
      <style:text-properties officeooo:rsid="0083c4d5"/>
    </style:style>
    <style:style style:name="T28" style:family="text">
      <style:text-properties officeooo:rsid="0057c9f0"/>
    </style:style>
    <style:style style:name="T29" style:family="text">
      <style:text-properties officeooo:rsid="0084a030"/>
    </style:style>
    <style:style style:name="T30" style:family="text">
      <style:text-properties fo:font-size="12pt" fo:font-weight="normal" officeooo:rsid="007d9cdd" style:font-size-asian="12pt" style:font-weight-asian="normal" style:font-name-complex="DejaVu Sans Condensed2" style:font-size-complex="12pt" style:font-weight-complex="normal"/>
    </style:style>
    <style:style style:name="T31" style:family="text">
      <style:text-properties fo:font-size="12pt" fo:font-weight="normal" officeooo:rsid="00890601" style:font-size-asian="12pt" style:font-weight-asian="normal" style:font-name-complex="DejaVu Sans Condensed2" style:font-size-complex="12pt" style:font-weight-complex="normal"/>
    </style:style>
    <style:style style:name="T32" style:family="text">
      <style:text-properties fo:font-size="12pt" fo:font-weight="normal" officeooo:rsid="0068017d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65c902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75b9df" style:font-size-asian="12pt" style:font-weight-asian="normal" style:font-size-complex="12pt" style:font-weight-complex="normal"/>
    </style:style>
    <style:style style:name="T35" style:family="text">
      <style:text-properties fo:font-size="12pt" fo:font-weight="bold" officeooo:rsid="0075b9df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65c902" style:font-size-asian="12pt" style:font-weight-asian="bold" style:font-size-complex="12pt" style:font-weight-complex="bold"/>
    </style:style>
    <style:style style:name="T37" style:family="text">
      <style:text-properties officeooo:rsid="005c1f01"/>
    </style:style>
    <style:style style:name="T38" style:family="text">
      <style:text-properties fo:font-weight="normal" officeooo:rsid="00490e9e" style:font-weight-asian="normal" style:font-weight-complex="normal"/>
    </style:style>
    <style:style style:name="T39" style:family="text">
      <style:text-properties fo:font-weight="normal" officeooo:rsid="005bf3c0" style:font-weight-asian="normal" style:font-weight-complex="normal"/>
    </style:style>
    <style:style style:name="T40" style:family="text">
      <style:text-properties fo:font-weight="normal" officeooo:rsid="00653553" style:font-weight-asian="normal" style:font-weight-complex="normal"/>
    </style:style>
    <style:style style:name="T41" style:family="text">
      <style:text-properties fo:font-weight="normal" officeooo:rsid="0070f297" style:font-weight-asian="normal" style:font-weight-complex="normal"/>
    </style:style>
    <style:style style:name="T42" style:family="text">
      <style:text-properties fo:font-weight="normal" officeooo:rsid="0075b9df" style:font-weight-asian="normal" style:font-weight-complex="normal"/>
    </style:style>
    <style:style style:name="T43" style:family="text">
      <style:text-properties style:text-line-through-style="solid" style:text-line-through-type="single" fo:font-weight="bold" officeooo:rsid="006b4547" style:font-weight-asian="bold" style:font-weight-complex="bold"/>
    </style:style>
    <style:style style:name="T44" style:family="text">
      <style:text-properties style:font-name="DejaVu Sans Condensed" style:font-name-complex="DejaVu Sans Condensed2"/>
    </style:style>
    <style:style style:name="T45" style:family="text">
      <style:text-properties style:font-name="DejaVu Sans Condensed" officeooo:rsid="0094d259" style:font-name-complex="DejaVu Sans Condensed2"/>
    </style:style>
    <style:style style:name="T46" style:family="text">
      <style:text-properties officeooo:rsid="00941380"/>
    </style:style>
    <style:style style:name="T47" style:family="text">
      <style:text-properties officeooo:rsid="0094d2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202</text:span><text:span text:style-name="T2"> - </text:span><text:span text:style-name="T1">Ground </text:span><text:span text:style-name="T3">- </text:span><text:span text:style-name="T4">Pre</text:span><text:span text:style-name="T5">f</text:span><text:span text:style-name="T6">light,</text:span><text:span text:style-name="T1"> </text:span><text:span text:style-name="T7">Performance Limits</text:span></text:p>
      <text:p text:style-name="P1"/>
      <text:p text:style-name="P4"><text:span text:style-name="T1">Preflight</text:span><text:span text:style-name="T8"> -- WIP</text:span></text:p>
      <text:list xml:id="list243532843" text:style-name="L1">
        <text:list-item>
          <text:p text:style-name="P8"><text:span text:style-name="T21">Flaps</text:span><text:span text:style-name="T37"> ... </text:span><text:span text:style-name="T22">Full</text:span></text:p>
        </text:list-item>
        <text:list-item>
          <text:p text:style-name="P17"><text:span text:style-name="T32">If using external tanks: </text:span><text:span text:style-name="T35">F</text:span><text:span text:style-name="T36">uel </text:span><text:span text:style-name="T35">T</text:span><text:span text:style-name="T36">ank </text:span><text:span text:style-name="T35">S</text:span><text:span text:style-name="T36">elector </text:span><text:span text:style-name="T35">knob</text:span><text:span text:style-name="T33"> ... </text:span><text:span text:style-name="T35">As needed</text:span><text:span text:style-name="T34"> (left console front)</text:span></text:p>
        </text:list-item>
        <text:list-item>
          <text:p text:style-name="P9"><text:span text:style-name="T16">Gun heat</text:span> ... <text:span text:style-name="T17">ON</text:span><text:span text:style-name="T15"> (switch on center console)</text:span></text:p>
        </text:list-item>
        <text:list-item>
          <text:p text:style-name="P10"><text:span text:style-name="T16">Pitot heat</text:span> ... <text:span text:style-name="T16">As needed</text:span> (left console front, outboard of gear indicator, partly hidden)</text:p>
        </text:list-item>
        <text:list-item>
          <text:p text:style-name="P9"><text:span text:style-name="T16">Radios</text:span> ... <text:span text:style-name="T17">T/R</text:span><text:span text:style-name="T15"> or </text:span><text:span text:style-name="T17">T/R+G</text:span><text:span text:style-name="T15"> (right console)</text:span></text:p>
        </text:list-item>
        <text:list-item>
          <text:p text:style-name="P9"><text:span text:style-name="T18">Takeoff trim</text:span><text:span text:style-name="T14"> ... </text:span><text:span text:style-name="T18">Set</text:span><text:span text:style-name="T14"> (manually trim pitch until </text:span>TAKE-OFF POS. IND. LATERAL–DIRECT LONGIT. light blink<text:span text:style-name="T14">s </text:span>briefly, <text:span text:style-name="T24">top center of instrument panel</text:span><text:span text:style-name="T14">)</text:span></text:p>
        </text:list-item>
        <text:list-item>
          <text:p text:style-name="P11"><text:span text:style-name="T16">Set up weapons</text:span> ... <text:span text:style-name="T16">As needed</text:span>, <text:span text:style-name="T25">see weapons pages. <text:s/></text:span><text:span text:style-name="T27">Common steps:</text:span></text:p>
          <text:list>
            <text:list-item>
              <text:p text:style-name="P12"><text:span text:style-name="T19">G</text:span><text:span text:style-name="T16">un-Missile selector knob</text:span> ... <text:span text:style-name="T20">SIGHT CAMERA &amp; RADAR</text:span><text:span text:style-name="T28"> </text:span><text:span text:style-name="T29">(center console)</text:span></text:p>
            </text:list-item>
            <text:list-item>
              <text:p text:style-name="P13"><text:span text:style-name="T16">Gunsight wingspan lever</text:span> ... <text:span text:style-name="T16">30 ft</text:span> (all the way left) (below gunsight)</text:p>
            </text:list-item>
          </text:list>
        </text:list-item>
        <text:list-item>
          <text:p text:style-name="P16"><text:span text:style-name="T38">Begin taxi; </text:span><text:span text:style-name="T39">use </text:span><text:span text:style-name="T22">NWS button</text:span><text:span text:style-name="T40"> (</text:span><text:span text:style-name="T41">hold </text:span><text:span text:style-name="T22">Flip Down Trigger</text:span><text:span text:style-name="T40">) to steer</text:span><text:span text:style-name="T39"> </text:span><text:span text:style-name="T42">at low speeds, </text:span><text:span text:style-name="T23">differential braking</text:span><text:span text:style-name="T42"> at high speeds.</text:span></text:p>
        </text:list-item>
      </text:list>
      <text:p text:style-name="P3"/>
      <text:p text:style-name="P2">Performance limits</text:p>
      <text:list xml:id="list1097230055" text:style-name="L2">
        <text:list-item>
          <text:p text:style-name="P18"><text:span text:style-name="T30">Fuel: </text:span><text:span text:style-name="T31">2826</text:span><text:span text:style-name="T30"> lbs internal</text:span></text:p>
          <text:list>
            <text:list-item>
              <text:p text:style-name="P15">with 2x 120 gal drop tanks (801 lbs ea.) = 4428 lbs</text:p>
            </text:list-item>
            <text:list-item>
              <text:p text:style-name="P15">with 2x 200 gal drop tanks (1335 lbs ea.) = 5497 lbs</text:p>
            </text:list-item>
          </text:list>
        </text:list-item>
        <text:list-item>
          <text:p text:style-name="P19">Engine mod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669817703776">
          <table:table-cell table:style-name="Table1.A1" office:value-type="string">
            <text:p text:style-name="P5">Mode</text:p>
          </table:table-cell>
          <table:table-cell table:style-name="Table1.A1" office:value-type="string">
            <text:p text:style-name="P5">MP</text:p>
          </table:table-cell>
          <table:table-cell table:style-name="Table1.A1" office:value-type="string">
            <text:p text:style-name="P5">RPM</text:p>
          </table:table-cell>
          <table:table-cell table:style-name="Table1.A1" office:value-type="string">
            <text:p text:style-name="P5">Time (minutes)</text:p>
          </table:table-cell>
          <table:table-cell table:style-name="Table1.E1" office:value-type="string">
            <text:p text:style-name="P6">Critical alt Low/High SC</text:p>
          </table:table-cell>
        </table:table-row>
        <table:table-row table:style-name="TableLine1669815944224">
          <table:table-cell table:style-name="Table1.A2" office:value-type="string">
            <text:p text:style-name="P5">Takeoff</text:p>
          </table:table-cell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5">3000</text:p>
          </table:table-cell>
          <table:table-cell table:style-name="Table1.A2" office:value-type="string">
            <text:p text:style-name="P5">5</text:p>
          </table:table-cell>
          <table:table-cell table:style-name="Table1.E2" office:value-type="string">
            <text:p text:style-name="P6">n/a</text:p>
          </table:table-cell>
        </table:table-row>
        <table:table-row table:style-name="TableLine1669815947216">
          <table:table-cell table:style-name="Table1.A2" office:value-type="string">
            <text:p text:style-name="P5">WEP</text:p>
          </table:table-cell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5">3000</text:p>
          </table:table-cell>
          <table:table-cell table:style-name="Table1.A2" office:value-type="string">
            <text:p text:style-name="P5">5</text:p>
          </table:table-cell>
          <table:table-cell table:style-name="Table1.E2" office:value-type="string">
            <text:p text:style-name="P6">17,000 / 28,800</text:p>
          </table:table-cell>
        </table:table-row>
        <table:table-row table:style-name="TableLine1669815957008">
          <table:table-cell table:style-name="Table1.A2" office:value-type="string">
            <text:p text:style-name="P5">Mil power</text:p>
          </table:table-cell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5">3000</text:p>
          </table:table-cell>
          <table:table-cell table:style-name="Table1.A2" office:value-type="string">
            <text:p text:style-name="P5">15</text:p>
          </table:table-cell>
          <table:table-cell table:style-name="Table1.E2" office:value-type="string">
            <text:p text:style-name="P6">19,800 / 31,200</text:p>
          </table:table-cell>
        </table:table-row>
        <table:table-row table:style-name="TableLine1669815954288">
          <table:table-cell table:style-name="Table1.A2" office:value-type="string">
            <text:p text:style-name="P5">Max continuous</text:p>
          </table:table-cell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5">2700</text:p>
          </table:table-cell>
          <table:table-cell table:style-name="Table1.A2" office:value-type="string">
            <text:p text:style-name="P5">Unlimited</text:p>
          </table:table-cell>
          <table:table-cell table:style-name="Table1.E2" office:value-type="string">
            <text:p text:style-name="P7">20,500 / 34,400</text:p>
          </table:table-cell>
        </table:table-row>
        <table:table-row table:style-name="TableLine1669815952928">
          <table:table-cell table:style-name="Table1.A2" office:value-type="string">
            <text:p text:style-name="P5">Max cruise</text:p>
          </table:table-cell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5">2400</text:p>
          </table:table-cell>
          <table:table-cell table:style-name="Table1.A2" office:value-type="string">
            <text:p text:style-name="P5">Unlimited</text:p>
          </table:table-cell>
          <table:table-cell table:style-name="Table1.E2" office:value-type="string">
            <text:p text:style-name="P6">19,500 / 30,200</text:p>
          </table:table-cell>
        </table:table-row>
      </table:table>
      <text:list xml:id="list181037169008902" text:continue-numbering="true" text:style-name="L2">
        <text:list-item>
          <text:p text:style-name="P24"><text:span text:style-name="T9">Absolute m</text:span><text:span text:style-name="T10">ax RPM</text:span><text:span text:style-name="T9"> (diving)</text:span><text:span text:style-name="T10">: 3240 RPM</text:span></text:p>
        </text:list-item>
        <text:list-item>
          <text:p text:style-name="P21">Minimum RPM:</text:p>
          <text:list>
            <text:list-item>
              <text:p text:style-name="P21">Low supercharger: 1600 RPM</text:p>
            </text:list-item>
            <text:list-item>
              <text:p text:style-name="P21">High supercharger: 2000 RPM</text:p>
            </text:list-item>
          </text:list>
        </text:list-item>
        <text:list-item>
          <text:p text:style-name="P21">Max airspeed IAS:</text:p>
          <text:list>
            <text:list-item>
              <text:p text:style-name="P21">0 to 5k ft: 505 mph (red line on airspeed indicator)</text:p>
            </text:list-item>
            <text:list-item>
              <text:p text:style-name="P21">5k to 10k ft: 480 mph</text:p>
            </text:list-item>
            <text:list-item>
              <text:p text:style-name="P21">10k to 20k ft: 400 mph</text:p>
            </text:list-item>
            <text:list-item>
              <text:p text:style-name="P21">20k to 30k ft: 300 mph</text:p>
            </text:list-item>
            <text:list-item>
              <text:p text:style-name="P21">30k to 40k ft: 260 mph</text:p>
            </text:list-item>
          </text:list>
        </text:list-item>
        <text:list-item>
          <text:p text:style-name="P21">Max diving speed IAS (due to compressibility):</text:p>
          <text:list>
            <text:list-item>
              <text:p text:style-name="P21">5k ft: 505 mph</text:p>
            </text:list-item>
            <text:list-item>
              <text:p text:style-name="P21">10k ft: 480 mph</text:p>
            </text:list-item>
            <text:list-item>
              <text:p text:style-name="P21">15k ft: 440 mph</text:p>
            </text:list-item>
            <text:list-item>
              <text:p text:style-name="P21">20k ft: 400 mph</text:p>
            </text:list-item>
            <text:list-item>
              <text:p text:style-name="P21">25k ft: 360 mph</text:p>
            </text:list-item>
            <text:list-item>
              <text:p text:style-name="P21">30k ft: 330 mph</text:p>
            </text:list-item>
            <text:list-item>
              <text:p text:style-name="P21">35k ft: 290 mph</text:p>
            </text:list-item>
            <text:list-item>
              <text:p text:style-name="P21">40k ft: 260 mph</text:p>
            </text:list-item>
          </text:list>
        </text:list-item>
        <text:list-item>
          <text:p text:style-name="P22">Landing gear: 170 mph or less</text:p>
        </text:list-item>
        <text:list-item>
          <text:p text:style-name="P20">Flaps speed IAS:</text:p>
          <text:list>
            <text:list-item>
              <text:p text:style-name="P19">10 deg: 400 mph</text:p>
            </text:list-item>
            <text:list-item>
              <text:p text:style-name="P19">20 deg: 275 mph</text:p>
            </text:list-item>
            <text:list-item>
              <text:p text:style-name="P19">30 deg: 225 mph</text:p>
            </text:list-item>
            <text:list-item>
              <text:p text:style-name="P19">40 deg: 180 mph</text:p>
            </text:list-item>
            <text:list-item>
              <text:p text:style-name="P19">50 deg: 165 mph</text:p>
            </text:list-item>
          </text:list>
        </text:list-item>
        <text:list-item>
          <text:p text:style-name="P21">Best glide speed: 175 mph IAS</text:p>
        </text:list-item>
        <text:list-item>
          <text:p text:style-name="P21">Clean stall speed: 94 to 106 mph depending on weight (heavier is faster)</text:p>
        </text:list-item>
        <text:list-item>
          <text:p text:style-name="P21">Landing config stall speed (gear down, flaps 45 deg): 87 to 101 mph (heavier is faster)</text:p>
        </text:list-item>
        <text:list-item>
          <text:p text:style-name="P19">Spin recovery: Ailerons with spin, rudder against spin, throttle at idle</text:p>
        </text:list-item>
        <text:list-item>
          <text:p text:style-name="P23">Automatic supercharger shift: 14,500 ft to 19,500 ft depending on airspeed (ram air)</text:p>
        </text:list-item>
        <text:list-item>
          <text:p text:style-name="P23"><text:span text:style-name="T44">Tested max speed at sea level (50 ft) in ISA conditions, clean/no pylons</text:span><text:span text:style-name="T45">, oil/air coolers auto</text:span><text:span text:style-name="T44">:</text:span></text:p>
          <text:list text:style-name="WWNum1a">
            <text:list-item>
              <text:p text:style-name="P25"><text:span text:style-name="T11">Max continuous power: </text:span><text:span text:style-name="T13">~325</text:span><text:span text:style-name="T12"> mph IAS (</text:span><text:span text:style-name="T13">277</text:span><text:span text:style-name="T12"> kts)</text:span></text:p>
            </text:list-item>
            <text:list-item>
              <text:p text:style-name="P25"><text:span text:style-name="T11">Full mil power: </text:span><text:span text:style-name="T13">~355</text:span><text:span text:style-name="T11"> </text:span><text:span text:style-name="T12">mph IAS (</text:span><text:span text:style-name="T13">305</text:span><text:span text:style-name="T12"> kt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0H49M43S</meta:editing-duration>
    <meta:editing-cycles>113</meta:editing-cycles>
    <meta:generator>LibreOffice/7.0.3.1$Windows_X86_64 LibreOffice_project/d7547858d014d4cf69878db179d326fc3483e082</meta:generator>
    <dc:date>2022-04-30T18:10:35.357000000</dc:date>
    <meta:document-statistic meta:table-count="1" meta:image-count="0" meta:object-count="0" meta:page-count="1" meta:paragraph-count="81" meta:word-count="468" meta:character-count="2262" meta:non-whitespace-character-count="1923"/>
  </office:meta>
</office:document-meta>
</file>